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3">
      <style:text-properties style:font-name="Cantarell"/>
    </style:style>
    <style:style style:name="P10" style:family="paragraph" style:parent-style-name="Heading_20_4">
      <style:text-properties style:font-name="Cantarell" fo:font-style="normal" style:font-style-asian="normal" style:font-style-complex="normal"/>
    </style:style>
    <style:style style:name="P11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2" style:family="paragraph">
      <style:paragraph-properties fo:text-align="end"/>
      <style:text-properties style:font-name="Cantarell"/>
    </style:style>
    <style:style style:name="P13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antarell" officeooo:rsid="002d1fb6"/>
    </style:style>
    <style:style style:name="T8" style:family="text">
      <style:text-properties officeooo:rsid="002704dd"/>
    </style:style>
    <style:style style:name="T9" style:family="text">
      <style:text-properties officeooo:rsid="00285096"/>
    </style:style>
    <style:style style:name="T10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8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bookmark-start text:name="alexandre-poitevin"/>Alexandre POITEVIN<text:bookmark-end text:name="alexandre-poitevin"/></text:h>
      <text:p text:style-name="P11"><draw:frame text:anchor-type="paragraph" draw:z-index="0" draw:name="Shape1" draw:style-name="gr1" draw:text-style-name="P13" svg:width="1.8232in" svg:height="0.6012in" svg:x="4.6043in" svg:y="-0.0138in"><draw:text-box><text:p text:style-name="P12"><text:span text:style-name="T10">20 Allée Tourtonde</text:span><text:span text:style-name="T10"><text:line-break/></text:span><text:span text:style-name="T10">47200 Marmande</text:span><text:span text:style-name="T10"><text:line-break/></text:span><text:span text:style-name="T10"/></text:p></draw:text-box></draw:frame><text:span text:style-name="T7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text:a xlink:type="simple" xlink:href="https://www.linkedin.com/in/alexandre-poitevin-yahya-abou-imran/" text:style-name="Internet_20_link" text:visited-style-name="Visited_20_Internet_20_Link"><text:span text:style-name="Definition"><text:span text:style-name="T7">LinkedIn</text:span></text:span></text:a><text:span text:style-name="Definition"><text:span text:style-name="T7"><text:line-break/></text:span></text:span><text:a xlink:type="simple" xlink:href="https://gitlab.com/yahya-abou-imran" text:style-name="Internet_20_link" text:visited-style-name="Visited_20_Internet_20_Link"><text:span text:style-name="Definition"><text:span text:style-name="T7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8">s</text:span> modéliser et de les résoudre par un code de qualité et performant.<text:line-break/>Goût du travail en équipe, ouvert d’esprit, dynamique et réactif.</text:p>
      <text:h text:style-name="P10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0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0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0" text:outline-level="4"><text:bookmark-start text:name="projets-personnels"/>PROJETS <text:bookmark-end text:name="projets-personnels"/><text:span text:style-name="T9">OPEN SOURCE</text:span></text:h>
      <text:list xml:id="list3655447978" text:style-name="L4">
        <text:list-item>
          <text:p text:style-name="P7"><text:span text:style-name="T4">Librairies Python </text:span><text:span text:style-name="T3">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10" text:outline-level="4"><text:bookmark-start text:name="compétences-complémentaires"/>COMPÉTENCES COMPLÉMENTAIRES<text:bookmark-end text:name="compétences-complémentaires"/>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22:40.733940800</dc:date>
    <meta:editing-duration>PT33M39S</meta:editing-duration>
    <meta:editing-cycles>18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98" meta:character-count="1387" meta:non-whitespace-character-count="1224"/>
  </office:meta>
</office:document-meta>
</file>